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Preformatted_20_Text" style:list-style-name="L8"/>
    <style:style style:name="P5" style:family="paragraph" style:parent-style-name="Preformatted_20_Text" style:list-style-name="L8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 style:list-style-name="L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8">
      <style:paragraph-properties style:writing-mode="lr-tb"/>
    </style:style>
    <style:style style:name="P8" style:family="paragraph" style:parent-style-name="Preformatted_20_Text" style:list-style-name="L8">
      <style:paragraph-properties fo:margin-top="0in" fo:margin-bottom="0.1965in" style:contextual-spacing="false" style:writing-mode="lr-tb"/>
    </style:style>
    <style:style style:name="P9" style:family="paragraph" style:parent-style-name="Preformatted_20_Text" style:list-style-name="L9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 style:list-style-name="L9">
      <style:paragraph-properties style:writing-mode="lr-tb"/>
    </style:style>
    <style:style style:name="P11" style:family="paragraph" style:parent-style-name="Preformatted_20_Text" style:list-style-name="L9">
      <style:paragraph-properties fo:margin-top="0in" fo:margin-bottom="0.1965in" style:contextual-spacing="false" style:writing-mode="lr-tb"/>
    </style:style>
    <style:style style:name="P12" style:family="paragraph" style:parent-style-name="Preformatted_20_Text" style:list-style-name="L10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 style:list-style-name="L10">
      <style:paragraph-properties fo:margin-top="0in" fo:margin-bottom="0.1965in" style:contextual-spacing="false" style:writing-mode="lr-tb"/>
    </style:style>
    <style:style style:name="P14" style:family="paragraph" style:parent-style-name="Preformatted_20_Text" style:list-style-name="L10">
      <style:paragraph-properties style:writing-mode="lr-tb"/>
    </style:style>
    <style:style style:name="P1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3"/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Slide 1: <text:span text:style-name="Strong_20_Emphasis">Title Slide</text:span></text:h>
      <text:p text:style-name="Text_20_body"><text:span text:style-name="Strong_20_Emphasis">Title:</text:span> Data Manipulation and Statistical Modeling using R<text:line-break/><text:span text:style-name="Strong_20_Emphasis">Subtitle:</text:span> Facilitator: Lackson David<text:line-break/><text:span text:style-name="Strong_20_Emphasis">Position:</text:span> Software Developer &amp; Data Scientist</text:p>
      <text:p text:style-name="Horizontal_20_Line"/>
      <text:h text:style-name="Heading_20_3" text:outline-level="3">Slide 2: <text:span text:style-name="Strong_20_Emphasis">Module 1 - Introduction to R for Data Manipulation</text:span></text:h>
      <text:p text:style-name="Text_20_body"><text:span text:style-name="Strong_20_Emphasis">Objectives:</text:span></text:p>
      <text:list text:style-name="L1">
        <text:list-item>
          <text:p text:style-name="P16">Understand R and RStudio environment</text:p>
        </text:list-item>
        <text:list-item>
          <text:p text:style-name="P16">Learn basic R syntax and data types</text:p>
        </text:list-item>
        <text:list-item>
          <text:p text:style-name="P16">Explore R packages for data manipulation</text:p>
        </text:list-item>
      </text:list>
      <text:p text:style-name="Horizontal_20_Line"/>
      <text:h text:style-name="Heading_20_3" text:outline-level="3">Slide 3: <text:span text:style-name="Strong_20_Emphasis">What is R and RStudio?</text:span></text:h>
      <text:list text:style-name="L2">
        <text:list-item>
          <text:p text:style-name="P17"><text:span text:style-name="Strong_20_Emphasis">Overview of R:</text:span> Open-source programming language for statistical computing and data analysis.</text:p>
        </text:list-item>
        <text:list-item>
          <text:p text:style-name="P17"><text:span text:style-name="Strong_20_Emphasis">RStudio Features:</text:span></text:p>
          <text:list>
            <text:list-item>
              <text:p text:style-name="P17">Script editor</text:p>
            </text:list-item>
            <text:list-item>
              <text:p text:style-name="P17">Console for interactive R code</text:p>
            </text:list-item>
            <text:list-item>
              <text:p text:style-name="P17">Environment tab for variable management</text:p>
            </text:list-item>
            <text:list-item>
              <text:p text:style-name="P17">Plotting tab for visualizations</text:p>
            </text:list-item>
            <text:list-item>
              <text:p text:style-name="P17">File management and tools for managing projects</text:p>
            </text:list-item>
          </text:list>
        </text:list-item>
      </text:list>
      <text:p text:style-name="Horizontal_20_Line"/>
      <text:h text:style-name="Heading_20_3" text:outline-level="3">Slide 4: <text:span text:style-name="Strong_20_Emphasis">Basic R Syntax</text:span></text:h>
      <text:list text:style-name="L3">
        <text:list-item>
          <text:p text:style-name="P18"><text:span text:style-name="Strong_20_Emphasis">Variables and Assignments:</text:span></text:p>
          <text:list>
            <text:list-item>
              <text:p text:style-name="P18"><text:span text:style-name="Source_20_Text">x &lt;- 10</text:span></text:p>
            </text:list-item>
          </text:list>
        </text:list-item>
        <text:list-item>
          <text:p text:style-name="P18"><text:span text:style-name="Strong_20_Emphasis">Vectors:</text:span></text:p>
          <text:list>
            <text:list-item>
              <text:p text:style-name="P18"><text:span text:style-name="Source_20_Text">v &lt;- c(1, 2, 3)</text:span></text:p>
            </text:list-item>
          </text:list>
        </text:list-item>
        <text:list-item>
          <text:p text:style-name="P18"><text:span text:style-name="Strong_20_Emphasis">Matrices:</text:span></text:p>
          <text:list>
            <text:list-item>
              <text:p text:style-name="P18"><text:span text:style-name="Source_20_Text">m &lt;- matrix(1:6, nrow=2)</text:span></text:p>
            </text:list-item>
          </text:list>
        </text:list-item>
        <text:list-item>
          <text:p text:style-name="P18"><text:span text:style-name="Strong_20_Emphasis">Lists:</text:span></text:p>
          <text:list>
            <text:list-item>
              <text:p text:style-name="P18"><text:span text:style-name="Source_20_Text">l &lt;- list(name="John", age=25)</text:span></text:p>
            </text:list-item>
          </text:list>
        </text:list-item>
        <text:list-item>
          <text:p text:style-name="P18"><text:span text:style-name="Strong_20_Emphasis">Data Frames:</text:span></text:p>
          <text:list>
            <text:list-item>
              <text:p text:style-name="P18"><text:soft-page-break/><text:span text:style-name="Source_20_Text">df &lt;- data.frame(name=c("A", "B"), age=c(20, 21))</text:span></text:p>
            </text:list-item>
          </text:list>
        </text:list-item>
      </text:list>
      <text:p text:style-name="Horizontal_20_Line"/>
      <text:h text:style-name="Heading_20_3" text:outline-level="3">Slide 5: <text:span text:style-name="Strong_20_Emphasis">Data Types and Structures</text:span></text:h>
      <text:list text:style-name="L4">
        <text:list-item>
          <text:p text:style-name="P19"><text:span text:style-name="Strong_20_Emphasis">Numeric:</text:span> <text:span text:style-name="Source_20_Text">x &lt;- 10</text:span></text:p>
        </text:list-item>
        <text:list-item>
          <text:p text:style-name="P19"><text:span text:style-name="Strong_20_Emphasis">Character:</text:span> <text:span text:style-name="Source_20_Text">name &lt;- "Alice"</text:span></text:p>
        </text:list-item>
        <text:list-item>
          <text:p text:style-name="P19"><text:span text:style-name="Strong_20_Emphasis">Factor:</text:span> <text:span text:style-name="Source_20_Text">gender &lt;- factor(c("Male", "Female"))</text:span></text:p>
        </text:list-item>
        <text:list-item>
          <text:p text:style-name="P19"><text:span text:style-name="Strong_20_Emphasis">Logical:</text:span> <text:span text:style-name="Source_20_Text">is_adult &lt;- TRUE</text:span></text:p>
        </text:list-item>
      </text:list>
      <text:p text:style-name="Horizontal_20_Line"/>
      <text:h text:style-name="Heading_20_3" text:outline-level="3">Slide 6: <text:span text:style-name="Strong_20_Emphasis">Introduction to Tidyverse</text:span></text:h>
      <text:list text:style-name="L5">
        <text:list-item>
          <text:p text:style-name="P20"><text:span text:style-name="Strong_20_Emphasis">Packages:</text:span></text:p>
          <text:list>
            <text:list-item>
              <text:p text:style-name="P20"><text:span text:style-name="Source_20_Text">dplyr</text:span> for data manipulation</text:p>
            </text:list-item>
            <text:list-item>
              <text:p text:style-name="P20"><text:span text:style-name="Source_20_Text">tidyr</text:span> for reshaping data</text:p>
            </text:list-item>
            <text:list-item>
              <text:p text:style-name="P20"><text:span text:style-name="Source_20_Text">readr</text:span> for fast data input/output</text:p>
            </text:list-item>
            <text:list-item>
              <text:p text:style-name="P20"><text:span text:style-name="Source_20_Text">ggplot2</text:span> for visualizations</text:p>
            </text:list-item>
          </text:list>
        </text:list-item>
        <text:list-item>
          <text:p text:style-name="P20"><text:span text:style-name="Strong_20_Emphasis">Install Tidyverse:</text:span><text:line-break/><text:span text:style-name="Source_20_Text">install.packages("tidyverse")</text:span></text:p>
        </text:list-item>
        <text:list-item>
          <text:p text:style-name="P20"><text:span text:style-name="Strong_20_Emphasis">Load Tidyverse:</text:span><text:line-break/><text:span text:style-name="Source_20_Text">library(tidyverse)</text:span></text:p>
        </text:list-item>
      </text:list>
      <text:p text:style-name="Horizontal_20_Line"/>
      <text:h text:style-name="Heading_20_3" text:outline-level="3">Slide 7: <text:span text:style-name="Strong_20_Emphasis">Hands-On: Simple Data Frame</text:span></text:h>
      <text:p text:style-name="Preformatted_20_Text">R</text:p>
      <text:p text:style-name="Preformatted_20_Text">CopyEdit</text:p>
      <text:p text:style-name="P1"><text:span text:style-name="Source_20_Text">df &lt;- data.frame(name=c("A", "B"), score=c(90, 85))</text:span></text:p>
      <text:p text:style-name="P2"><text:span text:style-name="Source_20_Text">df &lt;- mutate(df, passed = score &gt; 50)</text:span></text:p>
      <text:p text:style-name="P3"><text:span text:style-name="Source_20_Text">print(df)</text:span></text:p>
      <text:p text:style-name="Horizontal_20_Line"/>
      <text:h text:style-name="Heading_20_3" text:outline-level="3">Slide 8: <text:span text:style-name="Strong_20_Emphasis">Module 2 - Data Import, Cleaning &amp; Summary Stats</text:span></text:h>
      <text:p text:style-name="Text_20_body"><text:span text:style-name="Strong_20_Emphasis">Objectives:</text:span></text:p>
      <text:list text:style-name="L6">
        <text:list-item>
          <text:p text:style-name="P21">Import datasets from various sources</text:p>
        </text:list-item>
        <text:list-item>
          <text:p text:style-name="P21">Clean and transform data</text:p>
        </text:list-item>
        <text:list-item>
          <text:p text:style-name="P21">Generate summary statistics</text:p>
        </text:list-item>
      </text:list>
      <text:p text:style-name="Horizontal_20_Line"/>
      <text:h text:style-name="Heading_20_3" text:outline-level="3"><text:soft-page-break/>Slide 9: <text:span text:style-name="Strong_20_Emphasis">Data Import</text:span></text:h>
      <text:list text:style-name="L7">
        <text:list-item>
          <text:p text:style-name="P22"><text:span text:style-name="Strong_20_Emphasis">Read CSV:</text:span><text:line-break/><text:span text:style-name="Source_20_Text">read.csv("data.csv")</text:span><text:line-break/>or<text:line-break/><text:span text:style-name="Source_20_Text">readr::read_csv("data.csv")</text:span></text:p>
        </text:list-item>
        <text:list-item>
          <text:p text:style-name="P22"><text:span text:style-name="Strong_20_Emphasis">Read Excel:</text:span><text:line-break/><text:span text:style-name="Source_20_Text">readxl::read_excel("data.xlsx")</text:span></text:p>
        </text:list-item>
        <text:list-item>
          <text:p text:style-name="P22"><text:span text:style-name="Strong_20_Emphasis">Other Formats:</text:span></text:p>
          <text:list>
            <text:list-item>
              <text:p text:style-name="P22"><text:span text:style-name="Source_20_Text">.txt</text:span>, <text:span text:style-name="Source_20_Text">.tsv</text:span>, <text:span text:style-name="Source_20_Text">.json</text:span>, etc.</text:p>
            </text:list-item>
          </text:list>
        </text:list-item>
      </text:list>
      <text:p text:style-name="Horizontal_20_Line"/>
      <text:h text:style-name="Heading_20_3" text:outline-level="3">Slide 10: <text:span text:style-name="Strong_20_Emphasis">Data Cleaning</text:span></text:h>
      <text:list text:style-name="L8">
        <text:list-item>
          <text:p text:style-name="P23"><text:span text:style-name="Strong_20_Emphasis">Handling Missing Values:</text:span></text:p>
          <text:p text:style-name="P5"><text:span text:style-name="Source_20_Text">is.na(df)</text:span></text:p>
          <text:p text:style-name="P7"><text:span text:style-name="Source_20_Text">df_clean &lt;- na.omit(df)</text:span></text:p>
          <text:p text:style-name="P8"><text:span text:style-name="Source_20_Text">df &lt;- tidyr::replace_na(df, list(colname = 0))</text:span></text:p>
        </text:list-item>
        <text:list-item>
          <text:p text:style-name="P23"><text:span text:style-name="Strong_20_Emphasis">Renaming Columns:</text:span></text:p>
          <text:p text:style-name="P6"><text:span text:style-name="Source_20_Text">df &lt;- dplyr::rename(df, new_name = old_name)</text:span></text:p>
        </text:list-item>
        <text:list-item>
          <text:p text:style-name="P23"><text:span text:style-name="Strong_20_Emphasis">Filtering and Subsetting:</text:span></text:p>
          <text:p text:style-name="P4"/>
          <text:p text:style-name="P6"><text:span text:style-name="Source_20_Text">df_filtered &lt;- filter(df, age &gt; 20)</text:span></text:p>
        </text:list-item>
        <text:list-item>
          <text:p text:style-name="P23"><text:span text:style-name="Strong_20_Emphasis">Selecting Columns:</text:span></text:p>
          <text:p text:style-name="P6"><text:span text:style-name="Source_20_Text">df_selected &lt;- select(df, name, age)</text:span></text:p>
        </text:list-item>
        <text:list-item>
          <text:p text:style-name="P23"><text:span text:style-name="Strong_20_Emphasis">Creating New Columns:</text:span></text:p>
          <text:p text:style-name="P6"><text:span text:style-name="Source_20_Text">df &lt;- mutate(df, new_col = score * 2)</text:span></text:p>
        </text:list-item>
        <text:list-item>
          <text:p text:style-name="P23"><text:span text:style-name="Strong_20_Emphasis">Changing Data Types:</text:span></text:p>
        </text:list-item>
      </text:list>
      <text:p text:style-name="Preformatted_20_Text"/>
      <text:list text:continue-numbering="true" text:style-name="L8">
        <text:list-header>
          <text:p text:style-name="P5"><text:span text:style-name="Source_20_Text">df$age &lt;- as.numeric(df$age)</text:span></text:p>
          <text:p text:style-name="P8"><text:span text:style-name="Source_20_Text">df$gender &lt;- as.factor(df$gender)</text:span></text:p>
        </text:list-header>
      </text:list>
      <text:p text:style-name="Horizontal_20_Line"/>
      <text:h text:style-name="Heading_20_3" text:outline-level="3">Slide 11: <text:span text:style-name="Strong_20_Emphasis">Summary Statistics</text:span></text:h>
      <text:list text:style-name="L9">
        <text:list-item>
          <text:p text:style-name="P24"><text:span text:style-name="Strong_20_Emphasis">Descriptive Stats:</text:span></text:p>
          <text:p text:style-name="P9"><text:span text:style-name="Source_20_Text">summary(df)</text:span></text:p>
          <text:p text:style-name="P10"><text:span text:style-name="Source_20_Text">mean(df$age)</text:span></text:p>
          <text:p text:style-name="P10"><text:span text:style-name="Source_20_Text">median(df$score)</text:span></text:p>
          <text:p text:style-name="P10"><text:span text:style-name="Source_20_Text">sd(df$score)</text:span></text:p>
          <text:p text:style-name="P11"><text:span text:style-name="Source_20_Text">IQR(df$score)</text:span></text:p>
        </text:list-item>
        <text:list-item>
          <text:p text:style-name="P24"><text:soft-page-break/><text:span text:style-name="Strong_20_Emphasis">Grouped Summaries:</text:span></text:p>
          <text:p text:style-name="P9"><text:span text:style-name="Source_20_Text">df_summary &lt;- df %&gt;%</text:span></text:p>
          <text:p text:style-name="P10"><text:span text:style-name="Source_20_Text"><text:s text:c="2"/>group_by(gender) %&gt;%</text:span></text:p>
          <text:p text:style-name="P11"><text:span text:style-name="Source_20_Text"><text:s text:c="2"/>summarise(mean_score = mean(score))</text:span></text:p>
        </text:list-item>
        <text:list-item>
          <text:p text:style-name="P24"><text:span text:style-name="Strong_20_Emphasis">Frequency Tables:</text:span></text:p>
          <text:p text:style-name="P9"><text:span text:style-name="Source_20_Text">table(df$gender)</text:span></text:p>
          <text:p text:style-name="P11"><text:span text:style-name="Source_20_Text">prop.table(table(df$gender))</text:span></text:p>
        </text:list-item>
      </text:list>
      <text:p text:style-name="Horizontal_20_Line"/>
      <text:h text:style-name="Heading_20_3" text:outline-level="3">Slide 12: <text:span text:style-name="Strong_20_Emphasis">Hands-On: Practice</text:span></text:h>
      <text:list text:style-name="L10">
        <text:list-item>
          <text:p text:style-name="P25"><text:span text:style-name="Strong_20_Emphasis">Load a Sample Dataset:</text:span></text:p>
        </text:list-item>
      </text:list>
      <text:p text:style-name="P1"><text:span text:style-name="Source_20_Text"/></text:p>
      <text:list text:continue-numbering="true" text:style-name="L10">
        <text:list-item>
          <text:p text:style-name="P25"><text:span text:style-name="Strong_20_Emphasis">Clean the Dataset:</text:span></text:p>
          <text:list>
            <text:list-item>
              <text:p text:style-name="P25">Remove NAs</text:p>
            </text:list-item>
            <text:list-item>
              <text:p text:style-name="P25">Rename columns</text:p>
            </text:list-item>
            <text:list-item>
              <text:p text:style-name="P25">Filter rows</text:p>
            </text:list-item>
          </text:list>
        </text:list-item>
        <text:list-item>
          <text:p text:style-name="P25"><text:span text:style-name="Strong_20_Emphasis">Generate Summary Table:</text:span></text:p>
          <text:p text:style-name="P12"><text:span text:style-name="Source_20_Text">df_summary &lt;- df %&gt;%</text:span></text:p>
          <text:p text:style-name="P14"><text:span text:style-name="Source_20_Text"><text:s text:c="2"/>group_by(gender) %&gt;%</text:span></text:p>
          <text:p text:style-name="P13"><text:span text:style-name="Source_20_Text"><text:s text:c="2"/>summarise(mean_score = mean(score))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1:11:28.035146029</meta:creation-date>
    <dc:date>2025-05-05T13:37:06.439548913</dc:date>
    <meta:editing-duration>PT34M2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96" meta:word-count="439" meta:character-count="2676" meta:non-whitespace-character-count="2400"/>
  </office:meta>
</office:document-meta>
</file>